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6.75cm" fo:min-width="6.5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draw:marker-start-width="0.355cm" draw:marker-end="Rounded_20_short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ustom-shape draw:style-name="gr8" draw:text-style-name="P1" draw:layer="layout" svg:width="7cm" svg:height="7cm" svg:x="-12.7cm" svg:y="3.5cm">
          <text:p/>
          <draw:enhanced-geometry draw:glue-point-type="segments" draw:type="mso-spt100" draw:modifiers="89.9913411245161 -89.92169146628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9" draw:text-style-name="P1" draw:layer="layout" draw:type="line" svg:x1="-5.624cm" svg:y1="17.759cm" svg:x2="-4.566cm" svg:y2="16.05cm" svg:d="M-5624 17759l1058-1709" svg:viewBox="0 0 1059 1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23:12.330156249</dc:date>
    <dc:creator>rete </dc:creator>
    <meta:editing-duration>PT2H27M42S</meta:editing-duration>
    <meta:editing-cycles>12</meta:editing-cycles>
    <meta:generator>LibreOffice/4.3.3.2$Linux_x86 LibreOffice_project/430m0$Build-2</meta:generator>
    <meta:document-statistic meta:object-count="87"/>
  </office:meta>
</office:document-meta>
</file>